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2e38"/>
    </style:style>
    <style:style style:name="P2" style:family="paragraph" style:parent-style-name="Standard">
      <style:text-properties officeooo:rsid="0007f6aa" officeooo:paragraph-rsid="0007f6aa"/>
    </style:style>
    <style:style style:name="P3" style:family="paragraph" style:parent-style-name="Standard">
      <style:text-properties officeooo:rsid="0007f6aa" officeooo:paragraph-rsid="000aeb86"/>
    </style:style>
    <style:style style:name="P4" style:family="paragraph" style:parent-style-name="Standard">
      <style:text-properties officeooo:paragraph-rsid="0007f6aa"/>
    </style:style>
    <style:style style:name="P5" style:family="paragraph" style:parent-style-name="Standard">
      <style:text-properties officeooo:rsid="00090a9a" officeooo:paragraph-rsid="00090a9a"/>
    </style:style>
    <style:style style:name="P6" style:family="paragraph" style:parent-style-name="Standard">
      <style:text-properties fo:color="#ff4000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0aeb86"/>
    </style:style>
    <style:style style:name="P9" style:family="paragraph" style:parent-style-name="Standard">
      <style:text-properties officeooo:paragraph-rsid="000b9c33"/>
    </style:style>
    <style:style style:name="P10" style:family="paragraph" style:parent-style-name="Standard">
      <style:text-properties fo:color="#000000" officeooo:rsid="00090a9a" officeooo:paragraph-rsid="00090a9a"/>
    </style:style>
    <style:style style:name="T1" style:family="text">
      <style:text-properties officeooo:rsid="00072e38"/>
    </style:style>
    <style:style style:name="T2" style:family="text">
      <style:text-properties officeooo:rsid="0007f6aa"/>
    </style:style>
    <style:style style:name="T3" style:family="text">
      <style:text-properties fo:font-weight="bold" officeooo:rsid="00072e38" style:font-weight-asian="bold" style:font-weight-complex="bold"/>
    </style:style>
    <style:style style:name="T4" style:family="text">
      <style:text-properties fo:font-weight="normal" officeooo:rsid="00072e38" style:font-weight-asian="normal" style:font-weight-complex="normal"/>
    </style:style>
    <style:style style:name="T5" style:family="text">
      <style:text-properties officeooo:rsid="00090a9a"/>
    </style:style>
    <style:style style:name="T6" style:family="text">
      <style:text-properties fo:color="#ffbf00" fo:font-size="14pt" fo:background-color="#000000" loext:char-shading-value="0" style:font-size-asian="14pt" style:font-size-complex="14pt"/>
    </style:style>
    <style:style style:name="T7" style:family="text">
      <style:text-properties fo:color="#ffbf00" fo:font-size="14pt" officeooo:rsid="00072e38" fo:background-color="#000000" loext:char-shading-value="0" style:font-size-asian="14pt" style:font-size-complex="14pt"/>
    </style:style>
    <style:style style:name="T8" style:family="text">
      <style:text-properties fo:color="#ffbf00" fo:font-size="14pt" style:font-size-asian="14pt" style:font-size-complex="14pt"/>
    </style:style>
    <style:style style:name="T9" style:family="text">
      <style:text-properties fo:color="#000000" fo:background-color="#dee6ef" loext:char-shading-value="0"/>
    </style:style>
    <style:style style:name="T10" style:family="text">
      <style:text-properties fo:color="#000000" officeooo:rsid="000b9c33" fo:background-color="#dee6ef" loext:char-shading-value="0"/>
    </style:style>
    <style:style style:name="T11" style:family="text">
      <style:text-properties fo:color="#000000" officeooo:rsid="0007f6aa" fo:background-color="#dee6ef" loext:char-shading-value="0"/>
    </style:style>
    <style:style style:name="T12" style:family="text">
      <style:text-properties fo:color="#000000" officeooo:rsid="00072e38" fo:background-color="#dee6ef" loext:char-shading-value="0"/>
    </style:style>
    <style:style style:name="T13" style:family="text">
      <style:text-properties fo:color="#000000" fo:background-color="#fff5ce" loext:char-shading-value="0"/>
    </style:style>
    <style:style style:name="T14" style:family="text">
      <style:text-properties style:use-window-font-color="true" fo:background-color="#000000" loext:char-shading-value="0"/>
    </style:style>
    <style:style style:name="T15" style:family="text">
      <style:text-properties style:use-window-font-color="true" officeooo:rsid="00072e38" fo:background-color="#000000" loext:char-shading-value="0"/>
    </style:style>
    <style:style style:name="T16" style:family="text">
      <style:text-properties fo:color="#ffff38" fo:background-color="#000000" loext:char-shading-value="0"/>
    </style:style>
    <style:style style:name="T17" style:family="text">
      <style:text-properties fo:color="#ffff38" officeooo:rsid="0007f6aa" fo:background-color="#000000" loext:char-shading-value="0"/>
    </style:style>
    <style:style style:name="T18" style:family="text">
      <style:text-properties fo:color="#ffff38" officeooo:rsid="000aeb86" fo:background-color="#000000" loext:char-shading-value="0"/>
    </style:style>
    <style:style style:name="T19" style:family="text">
      <style:text-properties officeooo:rsid="000cd993"/>
    </style:style>
    <style:style style:name="T20" style:family="text">
      <style:text-properties fo:background-color="#fff5c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tab/><text:tab/><text:span text:style-name="T14">Pandas </text:span><text:span text:style-name="T15">The Complete Course By M-H-BUTT <text:s/></text:span></text:p>
      <text:p text:style-name="Standard"/>
      <text:p text:style-name="P6"><text:s/><text:span text:style-name="T7">C</text:span><text:span text:style-name="T6">ourse </text:span><text:span text:style-name="T7">Content</text:span><text:span text:style-name="T6">: </text:span><text:span text:style-name="T8"><text:s/></text:span></text:p>
      <text:p text:style-name="Standard"><text:tab/></text:p>
      <text:p text:style-name="Standard"><text:span text:style-name="T1">1. </text:span>What is Pandas? <text:span text:style-name="T1">Why Pandas? And How to Use?. <text:s/></text:span></text:p>
      <text:p text:style-name="P4">2. <text:span text:style-name="T1">Pandas Data Structures (Series, Data-Frame </text:span><text:span text:style-name="T4">and</text:span><text:span text:style-name="T3"> </text:span><text:span text:style-name="T1">Panel)</text:span></text:p>
      <text:p text:style-name="P1"><text:span text:style-name="T1">3. </text:span>Series </text:p>
      <text:p text:style-name="Standard"><text:span text:style-name="T2">4</text:span>. Basic operations on series </text:p>
      <text:p text:style-name="Standard"><text:span text:style-name="T2">5</text:span>. Data-Frame</text:p>
      <text:p text:style-name="Standard"><text:span text:style-name="T2">6</text:span>. Basic operations on Data-Frame</text:p>
      <text:p text:style-name="Standard"/>
      <text:p text:style-name="P4"><text:tab/><text:tab/><text:tab/><text:span text:style-name="T17">Exercise 0.01 </text:span></text:p>
      <text:p text:style-name="P4"/>
      <text:p text:style-name="Standard"><text:span text:style-name="T2">7</text:span>. <text:span text:style-name="T1">Data Wrangling (H</text:span>andling <text:span text:style-name="T2">M</text:span>issing-data, <text:span text:style-name="T5">F</text:span>ill-na <text:span text:style-name="T5">value</text:span>, </text:p>
      <text:p text:style-name="Standard"><text:s text:c="4"/><text:span text:style-name="T2">D</text:span>rop-na <text:span text:style-name="T5">value</text:span>, <text:span text:style-name="T2">I</text:span>nterpolate <text:span text:style-name="T2">and R</text:span>eplace <text:span text:style-name="T1">)</text:span></text:p>
      <text:p text:style-name="P2"/>
      <text:p text:style-name="P3"><text:tab/><text:tab/><text:tab/><text:span text:style-name="T16">Exercise 0.0</text:span><text:span text:style-name="T18">2</text:span><text:span text:style-name="T16"> </text:span></text:p>
      <text:p text:style-name="P2"/>
      <text:p text:style-name="Standard"><text:span text:style-name="T2">8</text:span>. <text:span text:style-name="T2">Group-by</text:span> (Split, Apply, Combine)</text:p>
      <text:p text:style-name="P4"><text:span text:style-name="T2">9</text:span>. <text:span text:style-name="T2">C</text:span>oncat, <text:span text:style-name="T2">M</text:span>erge, <text:span text:style-name="T2">J</text:span>oin <text:span text:style-name="T2">the </text:span>Data-frame<text:span text:style-name="T2">s</text:span></text:p>
      <text:p text:style-name="P4"><text:span text:style-name="T2">10</text:span>. Slicing, <text:span text:style-name="T2">Sub-setting</text:span> <text:span text:style-name="T2">and I</text:span>ndexing</text:p>
      <text:p text:style-name="P1"><text:span text:style-name="T2">11</text:span>. <text:span text:style-name="T2">Re-indexing, R</text:span>eshape , reshape with <text:span text:style-name="T2">M</text:span>elt</text:p>
      <text:p text:style-name="Standard">1<text:span text:style-name="T2">2</text:span>. stack vs un-stack</text:p>
      <text:p text:style-name="Standard">1<text:span text:style-name="T2">3</text:span>. <text:span text:style-name="T2">cross-tab</text:span></text:p>
      <text:p text:style-name="P3"><text:tab/><text:tab/><text:tab/><text:span text:style-name="T16">Exercise 0.0</text:span><text:span text:style-name="T18">3</text:span><text:span text:style-name="T16"> </text:span></text:p>
      <text:p text:style-name="P4"/>
      <text:p text:style-name="Standard">1<text:span text:style-name="T2">4</text:span>. Data analysis on Database (read sql, to_sql)</text:p>
      <text:p text:style-name="Standard"/>
      <text:p text:style-name="P8"><text:tab/><text:tab/><text:tab/><text:span text:style-name="T17">Exercise 0.0</text:span><text:span text:style-name="T18">4</text:span><text:span text:style-name="T17"> </text:span></text:p>
      <text:p text:style-name="P4"/>
      <text:p text:style-name="Standard">1<text:span text:style-name="T2">5</text:span>. Time Series Analysis</text:p>
      <text:p text:style-name="Standard"/>
      <text:p text:style-name="P8"><text:tab/><text:tab/><text:tab/><text:span text:style-name="T17">Exercise 0.0</text:span><text:span text:style-name="T18">5</text:span><text:span text:style-name="T17"> </text:span></text:p>
      <text:p text:style-name="P1"><text:span text:style-name="T1">16.</text:span> pivot Tables </text:p>
      <text:p text:style-name="Standard">1<text:span text:style-name="T2">7</text:span>. Visualization</text:p>
      <text:p text:style-name="P8"><text:tab/><text:tab/><text:tab/><text:span text:style-name="T17">Exercise 0.0</text:span><text:span text:style-name="T18">6</text:span><text:span text:style-name="T17"> </text:span></text:p>
      <text:p text:style-name="P4"/>
      <text:p text:style-name="P9"><text:span text:style-name="T10">18. </text:span><text:span text:style-name="T9">Practic</text:span><text:span text:style-name="T11">al</text:span><text:span text:style-name="T9"> </text:span><text:span text:style-name="T11">E</text:span><text:span text:style-name="T9">xample</text:span><text:span text:style-name="T12">(Real World Data Set Example)</text:span></text:p>
      <text:p text:style-name="Standard"/>
      <text:p text:style-name="P5">I hope, after completing this course you become master of data manipulation, wrangling and analysis or at least this course enable you to become pro user not a beginner anymore in the field of Data Science <text:span text:style-name="T19">or Analytic.</text:span> </text:p>
      <text:p text:style-name="P5">Don’t Worry about failures, if you overcome on your failures then believe me it’s the first step towards your success I grantee. </text:p>
      <text:p text:style-name="P5"/>
      <text:p text:style-name="P5">Best Wishes: </text:p>
      <text:p text:style-name="P5"><text:tab/><text:span text:style-name="T13">Musharraf Hassan Butt a.k.a M-H-BUTT</text:span></text:p>
      <text:p text:style-name="P10"><text:tab/><text:span text:style-name="T20">Data Scientist,</text:span> </text:p>
      <text:p text:style-name="P10"><text:s text:c="12"/><text:span text:style-name="T20">Founder at Snake inthe Python Shadow (SPS)</text:span></text:p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18:15.090000000</meta:creation-date>
    <dc:date>2020-06-04T13:21:48.037000000</dc:date>
    <meta:editing-duration>PT36M15S</meta:editing-duration>
    <meta:editing-cycles>9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34" meta:word-count="194" meta:character-count="1268" meta:non-whitespace-character-count="1047"/>
  </office:meta>
</office:document-meta>
</file>